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912cm" style:rel-column-width="3145*"/>
    </style:style>
    <style:style style:name="Tableau1.B" style:family="table-column">
      <style:table-column-properties style:column-width="5.879cm" style:rel-column-width="20277*"/>
    </style:style>
    <style:style style:name="Tableau1.C" style:family="table-column">
      <style:table-column-properties style:column-width="5.322cm" style:rel-column-width="18354*"/>
    </style:style>
    <style:style style:name="Tableau1.D" style:family="table-column">
      <style:table-column-properties style:column-width="6.888cm" style:rel-column-width="23759*"/>
    </style:style>
    <style:style style:name="Tableau1.A1" style:family="table-cell">
      <style:table-cell-properties fo:background-color="#00599d" fo:padding="0.097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D1" style:family="table-cell">
      <style:table-cell-properties fo:background-color="#00599d" fo:padding="0.097cm" fo:border="0.75pt solid #00599d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75pt solid #00599d" fo:border-right="none" fo:border-top="none" fo:border-bottom="none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75pt solid #00599d" fo:border-right="0.75pt solid #00599d" fo:border-top="none" fo:border-bottom="none" style:writing-mode="page">
        <style:background-image/>
      </style:table-cell-properties>
    </style:style>
    <style:style style:name="Tableau1.A3" style:family="table-cell">
      <style:table-cell-properties fo:background-color="#dddddd" fo:padding="0.097cm" fo:border-left="0.75pt solid #00599d" fo:border-right="none" fo:border-top="none" fo:border-bottom="none" style:writing-mode="page">
        <style:background-image/>
      </style:table-cell-properties>
    </style:style>
    <style:style style:name="Tableau1.D3" style:family="table-cell">
      <style:table-cell-properties fo:background-color="#dddddd" fo:padding="0.097cm" fo:border-left="0.75pt solid #00599d" fo:border-right="0.75pt solid #00599d" fo:border-top="none" fo:border-bottom="none" style:writing-mode="page">
        <style:background-image/>
      </style:table-cell-properties>
    </style:style>
    <style:style style:name="Tableau1.5" style:family="table-row">
      <style:table-row-properties style:min-row-height="0.573cm"/>
    </style:style>
    <style:style style:name="Tableau1.D5" style:family="table-cell" style:data-style-name="N10000">
      <style:table-cell-properties fo:background-color="#dddddd" fo:padding="0.097cm" fo:border-left="0.75pt solid #00599d" fo:border-right="0.75pt solid #00599d" fo:border-top="none" fo:border-bottom="none" style:writing-mode="page">
        <style:background-image/>
      </style:table-cell-properties>
    </style:style>
    <style:style style:name="Tableau1.B6" style:family="table-cell" style:data-style-name="N10000">
      <style:table-cell-properties fo:background-color="transparent" fo:padding="0.097cm" fo:border-left="0.75pt solid #00599d" fo:border-right="none" fo:border-top="none" fo:border-bottom="none" style:writing-mode="page">
        <style:background-image/>
      </style:table-cell-properties>
    </style:style>
    <style:style style:name="Tableau1.D6" style:family="table-cell" style:data-style-name="N10000">
      <style:table-cell-properties fo:background-color="transparent" fo:padding="0.097cm" fo:border-left="0.75pt solid #00599d" fo:border-right="0.75pt solid #00599d" fo:border-top="none" fo:border-bottom="none" style:writing-mode="page">
        <style:background-image/>
      </style:table-cell-properties>
    </style:style>
    <style:style style:name="Tableau1.B7" style:family="table-cell" style:data-style-name="N10000">
      <style:table-cell-properties fo:background-color="#dddddd" fo:padding="0.097cm" fo:border-left="0.75pt solid #00599d" fo:border-right="none" fo:border-top="none" fo:border-bottom="none" style:writing-mode="page">
        <style:background-image/>
      </style:table-cell-properties>
    </style:style>
    <style:style style:name="Tableau1.A10" style:family="table-cell">
      <style:table-cell-properties fo:background-color="#adc5e7" fo:padding="0.097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10" style:family="table-cell" style:data-style-name="N10000">
      <style:table-cell-properties fo:background-color="#adc5e7" fo:padding="0.097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D10" style:family="table-cell" style:data-style-name="N10000">
      <style:table-cell-properties fo:background-color="#adc5e7" fo:padding="0.097cm" fo:border="0.75pt solid #00599d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9641" officeooo:paragraph-rsid="000696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f1d3" officeooo:paragraph-rsid="0008f1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9641" officeooo:paragraph-rsid="00069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6429" officeooo:paragraph-rsid="00076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f1b" officeooo:paragraph-rsid="0007c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f1d3" officeooo:paragraph-rsid="0007c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c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rsid="00069641" officeooo:paragraph-rsid="00069641"/>
    </style:style>
    <style:style style:name="T1" style:family="text">
      <style:text-properties officeooo:rsid="00076429"/>
    </style:style>
    <style:style style:name="T2" style:family="text">
      <style:text-properties officeooo:rsid="0008f1d3"/>
    </style:style>
    <style:style style:name="T3" style:family="text">
      <style:text-properties officeooo:rsid="0007dfd2"/>
    </style:style>
    <style:style style:name="T4" style:family="text">
      <style:text-properties officeooo:rsid="0007cf1b"/>
    </style:style>
    <style:style style:name="T5" style:family="text">
      <style:text-properties officeooo:rsid="000972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Tableau d’initiation communication locale RZ</text:h>
      <table:table table:name="Tableau1" table:style-name="Tableau1" table:template-name="Box List Blue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">N°</text:p>
            </table:table-cell>
            <table:table-cell table:style-name="Tableau1.A1" office:value-type="string">
              <text:p text:style-name="P1">Contexte</text:p>
            </table:table-cell>
            <table:table-cell table:style-name="Tableau1.A1" office:value-type="string">
              <text:p text:style-name="P1">Smartphone Pilote</text:p>
            </table:table-cell>
            <table:table-cell table:style-name="Tableau1.D1" office:value-type="string">
              <text:p text:style-name="P1">Smartphone Embarqué</text:p>
            </table:table-cell>
          </table:table-row>
        </table:table-header-rows>
        <table:table-row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3">Objectif : <text:span text:style-name="T1">Etablir une c</text:span>ommunication locale entre deux smartphones sans carte <text:span text:style-name="T1">S</text:span>im <text:line-break/>– Etape <text:span text:style-name="T2">a</text:span> définir les matériels et rôles<text:line-break/><text:line-break/><text:span text:style-name="T2">Les étapes a, b, c permettent de préciser les choix.</text:span></text:p>
          </table:table-cell>
          <table:table-cell table:style-name="Tableau1.A2" office:value-type="string">
            <text:p text:style-name="P4">Nom : Xiaomi<text:line-break/>Rôle : Pilote via un utilisateur utilisateur un robot en passant par des échanges avec un smartphone embarqué sur le robot.</text:p>
          </table:table-cell>
          <table:table-cell table:style-name="Tableau1.D2" office:value-type="string">
            <text:p text:style-name="P4">Nom : Doro<text:line-break/>Rôle : capter les données d’un robot via une connexion matériel USB à un Arduino Mega et transmettre les ordres (relation bidirectionnelle avec l’arduino).<text:line-break/>Ajouter les informations de ses propres capteurs et échanger des données via différents protocoles au smartphone pilote.</text:p>
          </table:table-cell>
        </table:table-row>
        <table:table-row>
          <table:table-cell table:style-name="Tableau1.A3" office:value-type="string">
            <text:p text:style-name="P2">b</text:p>
          </table:table-cell>
          <table:table-cell table:style-name="Tableau1.A3" office:value-type="string">
            <text:p text:style-name="P4">Applications installées :<text:line-break/><text:line-break/><text:span text:style-name="T3">En amont de l’initiation de la communication entre les smartphones : utilisation de Termux sur les smartphones, ainsi que SSH et VNC pour installer les scripts, les applications,... depuis PC (confort de saisie). </text:span></text:p>
          </table:table-cell>
          <table:table-cell table:style-name="Tableau1.A3" office:value-type="string">
            <text:p text:style-name="P5">Termux – Termux-Api<text:line-break/>Tasker et nombreux plug-in tasker inclus Termux-Tasker<text:line-break/>SSH<text:line-break/>Node-red<text:line-break/>RealVNC : client et DroidVNC-NG (serveur VNC)</text:p>
            <text:p text:style-name="P5"/>
            <text:p text:style-name="P5">Node-red : pour le traitement de l’information, via différents modes de fonctionnement. Construction de l’interface de pilotage</text:p>
          </table:table-cell>
          <table:table-cell table:style-name="Tableau1.D3" office:value-type="string">
            <text:p text:style-name="P5">Termux – Termux-Api<text:line-break/>Tasker et nombreux plug-in tasker inclus Termux-Tasker<text:line-break/>SSH<text:line-break/>Node-red<text:line-break/>RealVNC : client<text:line-break/>+ Différentes applications pour transmettre flux vidéo, surveillance, micros,…. Qui seront enclenché par Tasker selon les besoins</text:p>
            <text:p text:style-name="P5"/>
            <text:p text:style-name="P5">Node-red ?</text:p>
          </table:table-cell>
        </table:table-row>
        <table:table-row>
          <table:table-cell table:style-name="Tableau1.A2" office:value-type="string">
            <text:p text:style-name="P6">c</text:p>
          </table:table-cell>
          <table:table-cell table:style-name="Tableau1.A2" office:value-type="string">
            <text:p text:style-name="P5">Protocoles de communication : <text:line-break/><text:span text:style-name="T3">évolution en fonction des étapes et des besoins associés. </text:span><text:line-break/><text:line-break/>- <text:span text:style-name="T2">Le xiaomi maître des protocoles d’échanges pour régler bug éventuels par l’appareil en contact avec l’utilisateur.</text:span></text:p>
          </table:table-cell>
          <table:table-cell table:style-name="Tableau1.A2" office:value-type="string">
            <text:p text:style-name="P7">- <text:span text:style-name="T3">Partage connexion bluetooth<text:line-break/>- </text:span><text:span text:style-name="T4">Activation liaison par Bluetooth<text:line-break/>- </text:span><text:span text:style-name="T3">Partage connexion Wifi : permettre fonctionnement échange par MQTT<text:line-break/>- Broker et client MQTT</text:span></text:p>
          </table:table-cell>
          <table:table-cell table:style-name="Tableau1.D2" office:value-type="string">
            <text:p text:style-name="P8">- <text:span text:style-name="T3">Liaison USB / Arduino<text:line-break/>- </text:span><text:span text:style-name="T2">Bluetooth (transitoire)<text:line-break/>- Wifi via réseau Xiaomi<text:line-break/>-MQTT via broker Xiaomi</text:span></text:p>
          </table:table-cell>
        </table:table-row>
        <table:table-row table:style-name="Tableau1.5"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2">Etape1 : <text:line-break/>Première étape <text:line-break/>L’utilisateur enclenche le processus</text:p>
          </table:table-cell>
          <table:table-cell table:style-name="Tableau1.A3" office:value-type="string">
            <text:p text:style-name="P8">- <text:span text:style-name="T2">Tasker est toujours actif sur </text:span><text:span text:style-name="T5">X</text:span><text:span text:style-name="T2">iaomi. Avec le profil NewRzXiaomi actif, il attend via un bouton </text:span><text:span text:style-name="T5">sur le smartphone l’enclenchement du processus</text:span></text:p>
          </table:table-cell>
          <table:table-cell table:style-name="Tableau1.D5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>
            <text:p text:style-name="P8"/>
          </table:table-cell>
          <table:table-cell table:style-name="Tableau1.B6">
            <text:p text:style-name="P8"/>
          </table:table-cell>
          <table:table-cell table:style-name="Tableau1.D6">
            <text:p text:style-name="P8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7">
            <text:p text:style-name="P8"/>
          </table:table-cell>
          <table:table-cell table:style-name="Tableau1.B7">
            <text:p text:style-name="P8"/>
          </table:table-cell>
          <table:table-cell table:style-name="Tableau1.D5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>
            <text:p text:style-name="P8"/>
          </table:table-cell>
          <table:table-cell table:style-name="Tableau1.B6">
            <text:p text:style-name="P8"/>
          </table:table-cell>
          <table:table-cell table:style-name="Tableau1.D6">
            <text:p text:style-name="P8"/>
          </table:table-cell>
        </table:table-row>
        <text:soft-page-break/>
        <table:table-row>
          <table:table-cell table:style-name="Tableau1.A3" office:value-type="string">
            <text:p text:style-name="P8"/>
          </table:table-cell>
          <table:table-cell table:style-name="Tableau1.B7">
            <text:p text:style-name="P8"/>
          </table:table-cell>
          <table:table-cell table:style-name="Tableau1.B7">
            <text:p text:style-name="P8"/>
          </table:table-cell>
          <table:table-cell table:style-name="Tableau1.D5">
            <text:p text:style-name="P8"/>
          </table:table-cell>
        </table:table-row>
        <table:table-row>
          <table:table-cell table:style-name="Tableau1.A10" office:value-type="string">
            <text:p text:style-name="P9"/>
          </table:table-cell>
          <table:table-cell table:style-name="Tableau1.B10">
            <text:p text:style-name="P9"/>
          </table:table-cell>
          <table:table-cell table:style-name="Tableau1.B10">
            <text:p text:style-name="P9"/>
          </table:table-cell>
          <table:table-cell table:style-name="Tableau1.D10">
            <text:p text:style-name="P9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69641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6T09:21:51.197602500</meta:creation-date>
    <meta:generator>LibreOffice/25.2.5.2$Windows_X86_64 LibreOffice_project/03d19516eb2e1dd5d4ccd751a0d6f35f35e08022</meta:generator>
    <dc:date>2025-02-28T07:31:39.842370400</dc:date>
    <meta:editing-duration>P1DT21H4M27S</meta:editing-duration>
    <meta:editing-cycles>1</meta:editing-cycles>
    <meta:document-statistic meta:table-count="1" meta:image-count="0" meta:object-count="0" meta:page-count="2" meta:paragraph-count="22" meta:word-count="318" meta:character-count="2106" meta:non-whitespace-character-count="1798"/>
  </office:meta>
</office:document-meta>
</file>